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5a6d4"/>
    </style:style>
    <style:style style:name="P3" style:family="paragraph" style:parent-style-name="Standard">
      <style:paragraph-properties fo:text-align="start" style:justify-single-word="false"/>
      <style:text-properties officeooo:paragraph-rsid="00164ddb"/>
    </style:style>
    <style:style style:name="P4" style:family="paragraph" style:parent-style-name="Standard">
      <style:paragraph-properties fo:text-align="start" style:justify-single-word="false"/>
      <style:text-properties officeooo:rsid="000f978f" officeooo:paragraph-rsid="000f978f"/>
    </style:style>
    <style:style style:name="P5" style:family="paragraph" style:parent-style-name="Standard">
      <style:paragraph-properties fo:text-align="start" style:justify-single-word="false"/>
      <style:text-properties officeooo:rsid="000f978f" officeooo:paragraph-rsid="000fab92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0fab92" officeooo:paragraph-rsid="000fab92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0fab92" officeooo:paragraph-rsid="000fab92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fc0be" officeooo:paragraph-rsid="000fc0be"/>
    </style:style>
    <style:style style:name="P9" style:family="paragraph" style:parent-style-name="Standard" style:list-style-name="L5">
      <style:paragraph-properties fo:text-align="start" style:justify-single-word="false"/>
      <style:text-properties officeooo:rsid="00112909" officeooo:paragraph-rsid="00112909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118bff" officeooo:paragraph-rsid="0011af97"/>
    </style:style>
    <style:style style:name="P11" style:family="paragraph" style:parent-style-name="Standard">
      <style:paragraph-properties fo:text-align="start" style:justify-single-word="false"/>
      <style:text-properties officeooo:rsid="0015a6d4" officeooo:paragraph-rsid="0015a6d4"/>
    </style:style>
    <style:style style:name="P12" style:family="paragraph" style:parent-style-name="Standard">
      <style:paragraph-properties fo:text-align="start" style:justify-single-word="false"/>
      <style:text-properties officeooo:rsid="0015a6d4" officeooo:paragraph-rsid="00164ddb"/>
    </style:style>
    <style:style style:name="P13" style:family="paragraph" style:parent-style-name="Standard">
      <style:paragraph-properties fo:text-align="start" style:justify-single-word="false"/>
      <style:text-properties officeooo:rsid="0015a6d4" officeooo:paragraph-rsid="002df924"/>
    </style:style>
    <style:style style:name="P14" style:family="paragraph" style:parent-style-name="Standard">
      <style:paragraph-properties fo:text-align="start" style:justify-single-word="false"/>
      <style:text-properties officeooo:rsid="001bb5b1" officeooo:paragraph-rsid="001bb5b1"/>
    </style:style>
    <style:style style:name="P15" style:family="paragraph" style:parent-style-name="Standard">
      <style:paragraph-properties fo:text-align="start" style:justify-single-word="false"/>
      <style:text-properties officeooo:rsid="001bbbc8" officeooo:paragraph-rsid="001bbbc8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bbbc8" officeooo:paragraph-rsid="001bbbc8"/>
    </style:style>
    <style:style style:name="P17" style:family="paragraph" style:parent-style-name="Standard" style:list-style-name="L6">
      <style:paragraph-properties fo:text-align="start" style:justify-single-word="false"/>
      <style:text-properties officeooo:rsid="001d3d3b" officeooo:paragraph-rsid="001d3d3b"/>
    </style:style>
    <style:style style:name="P18" style:family="paragraph" style:parent-style-name="Standard" style:list-style-name="L6">
      <style:paragraph-properties fo:text-align="start" style:justify-single-word="false"/>
      <style:text-properties officeooo:rsid="0021c5ef" officeooo:paragraph-rsid="0021c5ef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270bb7" officeooo:paragraph-rsid="00270bb7"/>
    </style:style>
    <style:style style:name="P20" style:family="paragraph" style:parent-style-name="Standard">
      <style:paragraph-properties fo:text-align="start" style:justify-single-word="false"/>
      <style:text-properties officeooo:rsid="00270bb7" officeooo:paragraph-rsid="00270bb7"/>
    </style:style>
    <style:style style:name="P21" style:family="paragraph" style:parent-style-name="Standard">
      <style:paragraph-properties fo:text-align="start" style:justify-single-word="false"/>
      <style:text-properties officeooo:rsid="0028b51a" officeooo:paragraph-rsid="0028b51a"/>
    </style:style>
    <style:style style:name="P22" style:family="paragraph" style:parent-style-name="Standard">
      <style:paragraph-properties fo:text-align="start" style:justify-single-word="false"/>
      <style:text-properties officeooo:rsid="00292faf" officeooo:paragraph-rsid="00292faf"/>
    </style:style>
    <style:style style:name="P23" style:family="paragraph" style:parent-style-name="Standard">
      <style:paragraph-properties fo:text-align="start" style:justify-single-word="false"/>
      <style:text-properties officeooo:rsid="002aad3d" officeooo:paragraph-rsid="002aff3b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2aff3b" officeooo:paragraph-rsid="002aff3b"/>
    </style:style>
    <style:style style:name="P25" style:family="paragraph" style:parent-style-name="Standard">
      <style:paragraph-properties fo:text-align="start" style:justify-single-word="false"/>
      <style:text-properties officeooo:rsid="002df924" officeooo:paragraph-rsid="002df924"/>
    </style:style>
    <style:style style:name="P26" style:family="paragraph" style:parent-style-name="Standard">
      <style:paragraph-properties fo:text-align="start" style:justify-single-word="false"/>
      <style:text-properties officeooo:rsid="00322f07" officeooo:paragraph-rsid="00322f07"/>
    </style:style>
    <style:style style:name="P27" style:family="paragraph" style:parent-style-name="Standard">
      <style:paragraph-properties fo:text-align="start" style:justify-single-word="false"/>
      <style:text-properties officeooo:rsid="00344f8f" officeooo:paragraph-rsid="00344f8f"/>
    </style:style>
    <style:style style:name="P28" style:family="paragraph" style:parent-style-name="Standard">
      <style:paragraph-properties fo:text-align="start" style:justify-single-word="false"/>
      <style:text-properties officeooo:rsid="00344f8f" officeooo:paragraph-rsid="0037adbd"/>
    </style:style>
    <style:style style:name="P29" style:family="paragraph" style:parent-style-name="Standard">
      <style:paragraph-properties fo:text-align="start" style:justify-single-word="false"/>
      <style:text-properties officeooo:rsid="003644df" officeooo:paragraph-rsid="003644df"/>
    </style:style>
    <style:style style:name="P30" style:family="paragraph" style:parent-style-name="Standard">
      <style:paragraph-properties fo:text-align="start" style:justify-single-word="false"/>
      <style:text-properties officeooo:rsid="00368b88" officeooo:paragraph-rsid="00368b88"/>
    </style:style>
    <style:style style:name="P31" style:family="paragraph" style:parent-style-name="Standard">
      <style:paragraph-properties fo:text-align="start" style:justify-single-word="false"/>
      <style:text-properties officeooo:rsid="0037adbd" officeooo:paragraph-rsid="0037adbd"/>
    </style:style>
    <style:style style:name="P32" style:family="paragraph" style:parent-style-name="Standard">
      <style:paragraph-properties fo:text-align="start" style:justify-single-word="false"/>
      <style:text-properties officeooo:rsid="00398104" officeooo:paragraph-rsid="00398104"/>
    </style:style>
    <style:style style:name="P33" style:family="paragraph" style:parent-style-name="Standard">
      <style:paragraph-properties fo:text-align="start" style:justify-single-word="false"/>
      <style:text-properties officeooo:rsid="004652f9" officeooo:paragraph-rsid="004652f9"/>
    </style:style>
    <style:style style:name="P34" style:family="paragraph" style:parent-style-name="Standard">
      <style:paragraph-properties fo:text-align="start" style:justify-single-word="false"/>
      <style:text-properties officeooo:rsid="0048daca" officeooo:paragraph-rsid="0048daca"/>
    </style:style>
    <style:style style:name="T1" style:family="text">
      <style:text-properties officeooo:rsid="000ee327"/>
    </style:style>
    <style:style style:name="T2" style:family="text">
      <style:text-properties officeooo:rsid="000fab92"/>
    </style:style>
    <style:style style:name="T3" style:family="text">
      <style:text-properties officeooo:rsid="00112909"/>
    </style:style>
    <style:style style:name="T4" style:family="text">
      <style:text-properties officeooo:rsid="00118bff"/>
    </style:style>
    <style:style style:name="T5" style:family="text">
      <style:text-properties officeooo:rsid="0011af97"/>
    </style:style>
    <style:style style:name="T6" style:family="text">
      <style:text-properties fo:color="#1155cc"/>
    </style:style>
    <style:style style:name="T7" style:family="text">
      <style:text-properties officeooo:rsid="0015a6d4"/>
    </style:style>
    <style:style style:name="T8" style:family="text">
      <style:text-properties officeooo:rsid="00164ddb"/>
    </style:style>
    <style:style style:name="T9" style:family="text">
      <style:text-properties officeooo:rsid="0017acfa"/>
    </style:style>
    <style:style style:name="T10" style:family="text">
      <style:text-properties officeooo:rsid="0019d594"/>
    </style:style>
    <style:style style:name="T11" style:family="text">
      <style:text-properties officeooo:rsid="001bfc61"/>
    </style:style>
    <style:style style:name="T12" style:family="text">
      <style:text-properties officeooo:rsid="001c938a"/>
    </style:style>
    <style:style style:name="T13" style:family="text">
      <style:text-properties officeooo:rsid="001d3d3b"/>
    </style:style>
    <style:style style:name="T14" style:family="text">
      <style:text-properties officeooo:rsid="001e50e6"/>
    </style:style>
    <style:style style:name="T15" style:family="text">
      <style:text-properties officeooo:rsid="001fb2b5"/>
    </style:style>
    <style:style style:name="T16" style:family="text">
      <style:text-properties officeooo:rsid="00218324"/>
    </style:style>
    <style:style style:name="T17" style:family="text">
      <style:text-properties officeooo:rsid="00250f02"/>
    </style:style>
    <style:style style:name="T18" style:family="text">
      <style:text-properties officeooo:rsid="00259f21"/>
    </style:style>
    <style:style style:name="T19" style:family="text">
      <style:text-properties officeooo:rsid="00289ad5"/>
    </style:style>
    <style:style style:name="T20" style:family="text">
      <style:text-properties officeooo:rsid="00292faf"/>
    </style:style>
    <style:style style:name="T21" style:family="text">
      <style:text-properties officeooo:rsid="002aad3d"/>
    </style:style>
    <style:style style:name="T22" style:family="text">
      <style:text-properties officeooo:rsid="002aff3b"/>
    </style:style>
    <style:style style:name="T23" style:family="text">
      <style:text-properties officeooo:rsid="002bea3e"/>
    </style:style>
    <style:style style:name="T24" style:family="text">
      <style:text-properties officeooo:rsid="002c5935"/>
    </style:style>
    <style:style style:name="T25" style:family="text">
      <style:text-properties officeooo:rsid="002df924"/>
    </style:style>
    <style:style style:name="T26" style:family="text">
      <style:text-properties officeooo:rsid="002e05ff"/>
    </style:style>
    <style:style style:name="T27" style:family="text">
      <style:text-properties officeooo:rsid="002f39dc"/>
    </style:style>
    <style:style style:name="T28" style:family="text">
      <style:text-properties officeooo:rsid="0030b18d"/>
    </style:style>
    <style:style style:name="T29" style:family="text">
      <style:text-properties officeooo:rsid="00322f07"/>
    </style:style>
    <style:style style:name="T30" style:family="text">
      <style:text-properties officeooo:rsid="00323194"/>
    </style:style>
    <style:style style:name="T31" style:family="text">
      <style:text-properties officeooo:rsid="003297e6"/>
    </style:style>
    <style:style style:name="T32" style:family="text">
      <style:text-properties officeooo:rsid="00344f8f"/>
    </style:style>
    <style:style style:name="T33" style:family="text">
      <style:text-properties officeooo:rsid="0035ab69"/>
    </style:style>
    <style:style style:name="T34" style:family="text">
      <style:text-properties officeooo:rsid="00363ec0"/>
    </style:style>
    <style:style style:name="T35" style:family="text">
      <style:text-properties officeooo:rsid="0037adbd"/>
    </style:style>
    <style:style style:name="T36" style:family="text">
      <style:text-properties officeooo:rsid="00398104"/>
    </style:style>
    <style:style style:name="T37" style:family="text">
      <style:text-properties officeooo:rsid="003aabdb"/>
    </style:style>
    <style:style style:name="T38" style:family="text">
      <style:text-properties officeooo:rsid="003bb8cd"/>
    </style:style>
    <style:style style:name="T39" style:family="text">
      <style:text-properties officeooo:rsid="003c57e0"/>
    </style:style>
    <style:style style:name="T40" style:family="text">
      <style:text-properties officeooo:rsid="003dc561"/>
    </style:style>
    <style:style style:name="T41" style:family="text">
      <style:text-properties officeooo:rsid="0040da12"/>
    </style:style>
    <style:style style:name="T42" style:family="text">
      <style:text-properties officeooo:rsid="00416e5c"/>
    </style:style>
    <style:style style:name="T43" style:family="text">
      <style:text-properties officeooo:rsid="00459279"/>
    </style:style>
    <style:style style:name="T44" style:family="text">
      <style:text-properties officeooo:rsid="004652f9"/>
    </style:style>
    <style:style style:name="T45" style:family="text">
      <style:text-properties fo:color="#6a3e3e" style:font-name="Monospace" fo:font-size="10pt" fo:background-color="#e8f2fe" loext:char-shading-value="0" style:font-size-asian="10pt"/>
    </style:style>
    <style:style style:name="T46" style:family="text">
      <style:text-properties fo:color="#000000" style:font-name="Monospace" fo:font-size="10pt" fo:background-color="#e8f2fe" loext:char-shading-value="0" style:font-size-asian="10pt"/>
    </style:style>
    <style:style style:name="T47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48" style:family="text">
      <style:text-properties fo:color="#3f7f5f" style:font-name="Monospace" fo:font-size="10pt" fo:background-color="#e8f2fe" loext:char-shading-value="0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span text:style-name="T1">JAVA NOTES</text:span></text:p>
      <text:p text:style-name="P1"><text:span text:style-name="T6">https://www.youtube.com/playlist?list=PLd3UqWTnYXOkTSBCBNyyhxo_jxlY_uTWA</text:span></text:p>
      <text:p text:style-name="Standard"/>
      <text:p text:style-name="P1"/>
      <text:p text:style-name="P1"/>
      <text:p text:style-name="P4">29-01-24</text:p>
      <text:p text:style-name="P5">Types of applications java :</text:p>
      <text:p text:style-name="P5"><text:s/><text:span text:style-name="T2">1)J2SE:</text:span></text:p>
      <text:list xml:id="list2767579320" text:style-name="L4">
        <text:list-item>
          <text:p text:style-name="P6">stand-aloneapps: calci </text:p>
        </text:list-item>
        <text:list-item>
          <text:p text:style-name="P6">client-server: hospital system : java.net : server and socket: communication between 2 comp</text:p>
        </text:list-item>
      </text:list>
      <text:p text:style-name="P5"><text:span text:style-name="T2">2) JAVAEE:</text:span></text:p>
      <text:list xml:id="list28518051" text:style-name="L5">
        <text:list-item>
          <text:p text:style-name="P7">web-applications:</text:p>
          <text:list>
            <text:list-item>
              <text:p text:style-name="P7">Servlet || JSP <text:s/>- browser apps</text:p>
            </text:list-item>
          </text:list>
        </text:list-item>
        <text:list-item>
          <text:p text:style-name="P7">Enterprise &amp; Distributed:</text:p>
          <text:list>
            <text:list-item>
              <text:p text:style-name="P7">IRTC – train &amp; RedBus Bus </text:p>
            </text:list-item>
            <text:list-item>
              <text:p text:style-name="P7">when these two different apps can able to communicate with each other using java EJB</text:p>
            </text:list-item>
            <text:list-item>
              <text:p text:style-name="P8">EJB(<text:a xlink:type="simple" xlink:href="https://www.javatpoint.com/what-is-ejb" office:name="EJB" office:target-frame-name="_top" xlink:show="replace" text:style-name="Internet_20_link" text:visited-style-name="Visited_20_Internet_20_Link"><text:span text:style-name="T3">https://www.javatpoint.com/what-is-ejb</text:span></text:a>)</text:p>
            </text:list-item>
          </text:list>
        </text:list-item>
        <text:list-item>
          <text:p text:style-name="P7">Interportable apps:</text:p>
          <text:list>
            <text:list-item>
              <text:p text:style-name="P9">Used when two application with different languages communicate with each other <text:span text:style-name="T4">using XML or JSON</text:span></text:p>
            </text:list-item>
            <text:list-item>
              <text:p text:style-name="P9">e.g RedBus(java) goibibo(.net)</text:p>
            </text:list-item>
            <text:list-item>
              <text:p text:style-name="P10">API: jax-RPC <text:span text:style-name="T5">J</text:span>ax-<text:span text:style-name="T5">WS</text:span> <text:span text:style-name="T5">J</text:span>ax-R<text:span text:style-name="T5">S</text:span></text:p>
            </text:list-item>
          </text:list>
        </text:list-item>
      </text:list>
      <text:p text:style-name="P5"/>
      <text:p text:style-name="P5"/>
      <text:p text:style-name="P2"><text:span text:style-name="T7">MVC ARCHTECTURE:<text:line-break/><text:tab/></text:span><text:span text:style-name="T9">servlet - <text:s/>data is requested in http form server convert it into javabean and then servlet uses <text:tab/>this java bean</text:span></text:p>
      <text:p text:style-name="P11"/>
      <text:p text:style-name="P2"><text:span text:style-name="T7"><text:tab/></text:span><text:span text:style-name="T10">Tech Used to cerate: </text:span></text:p>
      <text:p text:style-name="P11"><text:tab/><text:span text:style-name="T8">View: taglib,flex</text:span></text:p>
      <text:p text:style-name="P11"><text:tab/><text:span text:style-name="T8">Controller: </text:span><text:span text:style-name="T10">filter,taglib (struts,jsf,spring)</text:span></text:p>
      <text:p text:style-name="P11"><text:tab/><text:span text:style-name="T8">Model: </text:span><text:span text:style-name="T10">jtx(java transaction) Api – buisness logic <text:s/>&amp; DAO-JDBC</text:span></text:p>
      <text:p text:style-name="P11"><text:tab/></text:p>
      <text:p text:style-name="P11"><text:tab/>view – controller – model </text:p>
      <text:p text:style-name="P12"><text:tab/>model – buisness logic: arithmatic op performs , DAO: Insert,Update,Delete op</text:p>
      <text:p text:style-name="P12"/>
      <text:p text:style-name="P12"/>
      <text:p text:style-name="P14">J2SE – JDBC</text:p>
      <text:p text:style-name="P14">J2EE_ servlet</text:p>
      <text:p text:style-name="P14"/>
      <text:p text:style-name="P15">Types of JDBC:</text:p>
      <text:list xml:id="list3992310677" text:style-name="L6">
        <text:list-item>
          <text:p text:style-name="P16">JDBC-ODBC : all this driver require into single machine &amp; useful only for standalone apps </text:p>
          <text:p text:style-name="P17">con = DriverManager.getConnection(jdbc:<text:span text:style-name="T14">odbc:ds,”system”,”manager”</text:span>);</text:p>
        </text:list-item>
        <text:list-item>
          <text:p text:style-name="P16">Native-API : <text:span text:style-name="T11">Db-vendor driver – it will talk </text:span><text:span text:style-name="T12">with </text:span><text:span text:style-name="T11">dbase functions directly </text:span><text:span text:style-name="T13">&amp; useful for standalone and remote </text:span><text:span text:style-name="T15">(Libaries</text:span><text:span text:style-name="T18">(middleware)</text:span><text:span text:style-name="T15"> to communicate using CLI-</text:span><text:span text:style-name="T16">Call level interface</text:span><text:span text:style-name="T15">)</text:span></text:p>
        </text:list-item>
        <text:list-item>
          <text:p text:style-name="P18">Network-Protocal: <text:span text:style-name="T17">database application server(middleware)</text:span></text:p>
        </text:list-item>
        <text:list-item>
          <text:p text:style-name="P19">Pure-java : protocol specific <text:span text:style-name="T19">&amp; used for enterprice apps</text:span></text:p>
        </text:list-item>
      </text:list>
      <text:p text:style-name="P20"/>
      <text:p text:style-name="P20"/>
      <text:p text:style-name="P21"><text:soft-page-break/>Classes &amp; Interfaces:</text:p>
      <text:p text:style-name="P21"/>
      <text:p text:style-name="P21">DriverManager class: <text:span text:style-name="T20">to register driver and to get connection</text:span></text:p>
      <text:p text:style-name="P21">Driver Interface: <text:tab/><text:span text:style-name="T20">every dbase vendor must need to implement driver interface</text:span></text:p>
      <text:p text:style-name="P22">Connection Interface:<text:tab/> <text:s/><text:span text:style-name="T21">useful to get connection</text:span></text:p>
      <text:p text:style-name="P22">Statemenet Interface: <text:s/><text:span text:style-name="T21">useful to pass sql statements</text:span></text:p>
      <text:p text:style-name="P23">SQLException Class : useful to understand dbase exception<text:tab/></text:p>
      <text:p text:style-name="P23"/>
      <text:p text:style-name="P23"/>
      <text:p text:style-name="P23"><text:span text:style-name="T22">To Connect JDBC:</text:span></text:p>
      <text:list xml:id="list2657887371" text:style-name="L7">
        <text:list-item>
          <text:p text:style-name="P24">Load Driver into JVM</text:p>
          <text:list>
            <text:list-header>
              <text:p text:style-name="P24">3 Approch: <text:s/><text:span text:style-name="T23">class.forName()</text:span></text:p>
            </text:list-header>
          </text:list>
        </text:list-item>
      </text:list>
      <text:p text:style-name="P12"><text:s/><text:tab/><text:tab/><text:tab/> <text:s text:c="3"/><text:span text:style-name="T23">DriverManager.RegisterDriver(</text:span><text:span text:style-name="T38">driver </text:span><text:span text:style-name="T37">Testname</text:span><text:span text:style-name="T23">)</text:span></text:p>
      <text:p text:style-name="P12"><text:tab/><text:tab/><text:tab/> <text:s text:c="3"/><text:span text:style-name="T23">Using System property from command line argument</text:span></text:p>
      <text:p text:style-name="P12"><text:tab/><text:tab/><text:tab/> <text:s text:c="3"/><text:span text:style-name="T24">Javadriver- Driver manager</text:span></text:p>
      <text:p text:style-name="P3"><text:tab/><text:tab/><text:tab/><text:span text:style-name="T39">{@runtime provide:- <text:s/>jav -Djdbc.drivers=”sun.jdbc.odbc.JdbcOdbcDriver” </text:span><text:span text:style-name="T40">filenam</text:span><text:span text:style-name="T41">e</text:span><text:span text:style-name="T39">}</text:span></text:p>
      <text:p text:style-name="P3"/>
      <text:p text:style-name="P25">2. get Connection:</text:p>
      <text:p text:style-name="P25"><text:tab/><text:tab/><text:span text:style-name="T22">3 Approch: <text:s/></text:span>DriverManager.getConnection(url)</text:p>
      <text:p text:style-name="P13"><text:s/><text:tab/><text:tab/><text:tab/> <text:s text:c="7"/><text:span text:style-name="T25">DriverManager.getConnection(url,</text:span><text:span text:style-name="T26">username,password</text:span><text:span text:style-name="T25">)</text:span></text:p>
      <text:p text:style-name="P25"><text:tab/><text:tab/><text:tab/> <text:s text:c="7"/>DriverManager.getConnection(url,<text:span text:style-name="T26">property properties</text:span>)</text:p>
      <text:p text:style-name="P25"><text:tab/><text:tab/><text:tab/><text:tab/><text:span text:style-name="T28">{</text:span><text:span text:style-name="T27">for the last approc we need to create propert file having </text:span></text:p>
      <text:p text:style-name="P25"><text:tab/><text:tab/><text:tab/><text:tab/><text:tab/><text:span text:style-name="T27">user = username</text:span></text:p>
      <text:p text:style-name="P25"><text:tab/><text:tab/><text:tab/><text:tab/><text:tab/><text:span text:style-name="T27">password = pass </text:span><text:span text:style-name="T28">}</text:span></text:p>
      <text:p text:style-name="P26">3. Execute Sql Queries:</text:p>
      <text:p text:style-name="P26"><text:tab/> <text:span text:style-name="T22">3 Approch: <text:s/></text:span>using statement <text:tab/>- statement st = con.createStatement();</text:p>
      <text:p text:style-name="P26"><text:tab/><text:tab/> <text:s text:c="8"/><text:span text:style-name="T30">using prepared statement </text:span><text:span text:style-name="T31">= con.prepareStatement(`sql`);</text:span></text:p>
      <text:p text:style-name="P26"><text:tab/><text:tab/> <text:s text:c="8"/><text:span text:style-name="T30">using callable statement </text:span><text:span text:style-name="T32">= con.createcall();</text:span></text:p>
      <text:p text:style-name="P27">4. Execute SQL statement:</text:p>
      <text:p text:style-name="P27"><text:tab/><text:tab/><text:tab/><text:span text:style-name="T33">st.execute(</text:span><text:span text:style-name="T34">DDL</text:span><text:span text:style-name="T33">);</text:span></text:p>
      <text:p text:style-name="P27"><text:tab/><text:tab/><text:tab/><text:span text:style-name="T33">st.executeUpdate(</text:span><text:span text:style-name="T34">DML</text:span><text:span text:style-name="T33">);</text:span></text:p>
      <text:p text:style-name="P27"><text:tab/><text:tab/><text:tab/><text:span text:style-name="T33">st.executeQuery(</text:span><text:span text:style-name="T34">DML</text:span><text:span text:style-name="T33">);</text:span></text:p>
      <text:p text:style-name="P28"><text:tab/><text:tab/><text:span text:style-name="T35">PreparedSt:</text:span></text:p>
      <text:p text:style-name="P28"><text:tab/><text:tab/><text:tab/><text:span text:style-name="T35">p</text:span><text:span text:style-name="T33">st.execute(</text:span><text:span text:style-name="T34">DDL</text:span><text:span text:style-name="T33">);</text:span></text:p>
      <text:p text:style-name="P28"><text:tab/><text:tab/><text:tab/><text:span text:style-name="T35">p</text:span><text:span text:style-name="T33">st.executeUpdate(</text:span><text:span text:style-name="T34">DML</text:span><text:span text:style-name="T33">);</text:span></text:p>
      <text:p text:style-name="P28"><text:tab/><text:tab/><text:tab/><text:span text:style-name="T35">p</text:span><text:span text:style-name="T33">st.executeQuery(</text:span><text:span text:style-name="T34">DML</text:span><text:span text:style-name="T33">);</text:span></text:p>
      <text:p text:style-name="P28"><text:tab/><text:tab/><text:span text:style-name="T36">callableSt</text:span>:</text:p>
      <text:p text:style-name="P28"><text:tab/><text:tab/><text:tab/><text:span text:style-name="T33">st.execute(</text:span><text:span text:style-name="T34">DDL</text:span><text:span text:style-name="T33">);</text:span></text:p>
      <text:p text:style-name="P28"><text:tab/><text:tab/><text:tab/><text:span text:style-name="T33">st.executeUpdate(</text:span><text:span text:style-name="T34">DML</text:span><text:span text:style-name="T33">);</text:span></text:p>
      <text:p text:style-name="P28"><text:tab/><text:tab/><text:tab/><text:span text:style-name="T33">st.executeQuery(</text:span><text:span text:style-name="T34">DML</text:span><text:span text:style-name="T33">);</text:span></text:p>
      <text:p text:style-name="P28"><text:tab/><text:tab/><text:span text:style-name="T36">usingResultset: </text:span></text:p>
      <text:p text:style-name="P28"><text:tab/><text:tab/><text:tab/><text:span text:style-name="T29"><text:tab/><text:tab/><text:tab/></text:span></text:p>
      <text:p text:style-name="P29">DDL- create, alter,drop,truncate – <text:span text:style-name="T43">no result - </text:span><text:span text:style-name="T44">esxecute()</text:span></text:p>
      <text:p text:style-name="P30">DML- insert,update,delete – <text:span text:style-name="T43">result is how many rows are affected- </text:span><text:span text:style-name="T44">executeUpdate() &amp; executeQuery()</text:span></text:p>
      <text:p text:style-name="P31">DRL- select rows – <text:span text:style-name="T43">resultset </text:span></text:p>
      <text:p text:style-name="P31"/>
      <text:p text:style-name="P32">JDBC throws compile time Exceptions <text:span text:style-name="T42">so keep it in try catch</text:span></text:p>
      <text:p text:style-name="P32"/>
      <text:p text:style-name="P32"/>
      <text:p text:style-name="P32"/>
      <text:p text:style-name="P32"><text:soft-page-break/><text:span text:style-name="T45">con</text:span><text:span text:style-name="T46">.setAutoCommit(</text:span><text:span text:style-name="T47">false</text:span><text:span text:style-name="T46">); </text:span><text:span text:style-name="T48">//default it is true</text:span></text:p>
      <text:p text:style-name="P34"><text:span text:style-name="T48"/></text:p>
      <text:p text:style-name="P34">if we write this statement then until we write </text:p>
      <text:p text:style-name="P34"/>
      <text:p text:style-name="P34"><text:span text:style-name="T45">con</text:span><text:span text:style-name="T46">.commit(); </text:span><text:span text:style-name="T48">// require if setAutocommit is false</text:span></text:p>
      <text:p text:style-name="P34"><text:span text:style-name="T48"/></text:p>
      <text:p text:style-name="P34">above statement our database is not affected</text:p>
      <text:p text:style-name="P33"/>
      <text:p text:style-name="P32"/>
      <text:p text:style-name="P32"/>
      <text:p text:style-name="P32"/>
      <text:p text:style-name="P26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13:47:23.267488580</meta:creation-date>
    <dc:date>2024-01-29T18:39:21.040054380</dc:date>
    <meta:editing-duration>PT4H10M28S</meta:editing-duration>
    <meta:editing-cycles>58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412" meta:character-count="3365" meta:non-whitespace-character-count="2875"/>
  </office:meta>
</office:document-meta>
</file>